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4.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2.log" table:style-name="ta1">
        <table:shapes>
          <draw:frame draw:z-index="0" draw:style-name="gr1" draw:text-style-name="P1" svg:width="159.99mm" svg:height="89.99mm" svg:x="80.27mm" svg:y="1mm">
            <loext:p draw:notify-on-update-of-ranges="'cameraslog_2.log'.A2:'cameraslog_2.log'.A1001 'cameraslog_2.log'.B1:'cameraslog_2.log'.B1 'cameraslog_2.log'.B2:'cameraslog_2.log'.B1001 'cameraslog_2.log'.A2:'cameraslog_2.log'.A1001 'cameraslog_2.log'.C1:'cameraslog_2.log'.C1 'cameraslog_2.log'.C2:'cameraslog_2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720702" calcext:value-type="float">
            <text:p>19,7207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800858" calcext:value-type="float">
            <text:p>19,8008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00887" calcext:value-type="float">
            <text:p>20,008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776852" calcext:value-type="float">
            <text:p>19,7768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705492" calcext:value-type="float">
            <text:p>19,7054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249821" calcext:value-type="float">
            <text:p>19,2498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03359" calcext:value-type="float">
            <text:p>20,033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049612" calcext:value-type="float">
            <text:p>20,0496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282065" calcext:value-type="float">
            <text:p>19,28206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858546" calcext:value-type="float">
            <text:p>17,8585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834472" calcext:value-type="float">
            <text:p>17,8344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.682387" calcext:value-type="float">
            <text:p>17,68238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914556" calcext:value-type="float">
            <text:p>17,9145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730608" calcext:value-type="float">
            <text:p>17,7306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874579" calcext:value-type="float">
            <text:p>17,8745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674569" calcext:value-type="float">
            <text:p>17,67456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842628" calcext:value-type="float">
            <text:p>17,8426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290837" calcext:value-type="float">
            <text:p>17,2908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987041" calcext:value-type="float">
            <text:p>16,9870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987041" calcext:value-type="float">
            <text:p>16,98704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131037" calcext:value-type="float">
            <text:p>17,1310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.547088" calcext:value-type="float">
            <text:p>17,5470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627628" calcext:value-type="float">
            <text:p>16,6276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.835485" calcext:value-type="float">
            <text:p>16,83548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.667645" calcext:value-type="float">
            <text:p>16,6676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.811658" calcext:value-type="float">
            <text:p>16,81165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.843713" calcext:value-type="float">
            <text:p>16,8437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.843713" calcext:value-type="float">
            <text:p>16,8437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.723634" calcext:value-type="float">
            <text:p>16,7236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835758" calcext:value-type="float">
            <text:p>16,8357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.803959" calcext:value-type="float">
            <text:p>16,8039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.139629" calcext:value-type="float">
            <text:p>17,13962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.74783" calcext:value-type="float">
            <text:p>16,7478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.771875" calcext:value-type="float">
            <text:p>16,77187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.068003" calcext:value-type="float">
            <text:p>17,06800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.604293" calcext:value-type="float">
            <text:p>16,60429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.604293" calcext:value-type="float">
            <text:p>16,60429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.524224" calcext:value-type="float">
            <text:p>16,524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.540355" calcext:value-type="float">
            <text:p>16,5403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.332448" calcext:value-type="float">
            <text:p>16,3324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.332448" calcext:value-type="float">
            <text:p>16,3324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.820344" calcext:value-type="float">
            <text:p>16,8203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.308272" calcext:value-type="float">
            <text:p>17,30827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.796586" calcext:value-type="float">
            <text:p>16,79658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.796586" calcext:value-type="float">
            <text:p>16,79658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.404726" calcext:value-type="float">
            <text:p>16,4047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.436553" calcext:value-type="float">
            <text:p>16,4365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.204648" calcext:value-type="float">
            <text:p>16,20464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.420577" calcext:value-type="float">
            <text:p>16,42057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.636443" calcext:value-type="float">
            <text:p>16,6364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.124727" calcext:value-type="float">
            <text:p>16,1247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.124727" calcext:value-type="float">
            <text:p>16,1247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124727" calcext:value-type="float">
            <text:p>16,1247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436584" calcext:value-type="float">
            <text:p>16,4365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.933625" calcext:value-type="float">
            <text:p>15,9336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.013731" calcext:value-type="float">
            <text:p>16,01373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.013731" calcext:value-type="float">
            <text:p>16,01373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.013731" calcext:value-type="float">
            <text:p>16,01373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.741743" calcext:value-type="float">
            <text:p>15,7417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.01364" calcext:value-type="float">
            <text:p>16,0136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.102022" calcext:value-type="float">
            <text:p>15,1020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.117955" calcext:value-type="float">
            <text:p>15,1179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.117955" calcext:value-type="float">
            <text:p>15,1179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.117955" calcext:value-type="float">
            <text:p>15,1179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.046308" calcext:value-type="float">
            <text:p>15,04630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.046308" calcext:value-type="float">
            <text:p>15,04630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.766463" calcext:value-type="float">
            <text:p>14,76646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.166684" calcext:value-type="float">
            <text:p>14,16668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.934807" calcext:value-type="float">
            <text:p>13,93480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878857" calcext:value-type="float">
            <text:p>13,87885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190746" calcext:value-type="float">
            <text:p>14,1907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.190746" calcext:value-type="float">
            <text:p>14,1907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.774544" calcext:value-type="float">
            <text:p>14,7745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.82249" calcext:value-type="float">
            <text:p>14,822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878512" calcext:value-type="float">
            <text:p>14,87851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.966484" calcext:value-type="float">
            <text:p>14,96648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.990552" calcext:value-type="float">
            <text:p>14,9905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.830583" calcext:value-type="float">
            <text:p>14,83058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.334787" calcext:value-type="float">
            <text:p>14,33478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.230855" calcext:value-type="float">
            <text:p>14,23085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.110733" calcext:value-type="float">
            <text:p>14,11073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.110733" calcext:value-type="float">
            <text:p>14,11073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.190695" calcext:value-type="float">
            <text:p>14,1906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.942634" calcext:value-type="float">
            <text:p>13,94263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.886651" calcext:value-type="float">
            <text:p>13,8866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.990667" calcext:value-type="float">
            <text:p>13,99066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.990667" calcext:value-type="float">
            <text:p>13,99066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.982593" calcext:value-type="float">
            <text:p>13,9825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.974674" calcext:value-type="float">
            <text:p>13,97467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.078663" calcext:value-type="float">
            <text:p>14,0786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.174686" calcext:value-type="float">
            <text:p>14,17468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.318707" calcext:value-type="float">
            <text:p>14,31870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.878889" calcext:value-type="float">
            <text:p>13,8788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878889" calcext:value-type="float">
            <text:p>13,8788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.878889" calcext:value-type="float">
            <text:p>13,8788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.182826" calcext:value-type="float">
            <text:p>14,18282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.703032" calcext:value-type="float">
            <text:p>13,7030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.703032" calcext:value-type="float">
            <text:p>13,7030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.83902" calcext:value-type="float">
            <text:p>13,8390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.83902" calcext:value-type="float">
            <text:p>13,8390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.734991" calcext:value-type="float">
            <text:p>13,7349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.734991" calcext:value-type="float">
            <text:p>13,7349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.550973" calcext:value-type="float">
            <text:p>13,55097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.591048" calcext:value-type="float">
            <text:p>13,5910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.751042" calcext:value-type="float">
            <text:p>13,75104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3.751042" calcext:value-type="float">
            <text:p>13,75104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.583197" calcext:value-type="float">
            <text:p>13,58319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.487118" calcext:value-type="float">
            <text:p>13,4871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.487118" calcext:value-type="float">
            <text:p>13,4871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.487118" calcext:value-type="float">
            <text:p>13,48711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.447138" calcext:value-type="float">
            <text:p>13,44713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.399198" calcext:value-type="float">
            <text:p>13,39919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.399198" calcext:value-type="float">
            <text:p>13,39919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.399198" calcext:value-type="float">
            <text:p>13,39919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.367365" calcext:value-type="float">
            <text:p>13,36736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127305" calcext:value-type="float">
            <text:p>13,1273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127305" calcext:value-type="float">
            <text:p>13,1273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127305" calcext:value-type="float">
            <text:p>13,1273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.127305" calcext:value-type="float">
            <text:p>13,1273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.127305" calcext:value-type="float">
            <text:p>13,1273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.127305" calcext:value-type="float">
            <text:p>13,1273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.127305" calcext:value-type="float">
            <text:p>13,1273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.127305" calcext:value-type="float">
            <text:p>13,1273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.127305" calcext:value-type="float">
            <text:p>13,1273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.127305" calcext:value-type="float">
            <text:p>13,1273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.127305" calcext:value-type="float">
            <text:p>13,1273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.127305" calcext:value-type="float">
            <text:p>13,1273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.127305" calcext:value-type="float">
            <text:p>13,12730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.079253" calcext:value-type="float">
            <text:p>13,0792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.159326" calcext:value-type="float">
            <text:p>13,1593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.159326" calcext:value-type="float">
            <text:p>13,1593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.159326" calcext:value-type="float">
            <text:p>13,1593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.407263" calcext:value-type="float">
            <text:p>13,40726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.55929" calcext:value-type="float">
            <text:p>13,559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.55929" calcext:value-type="float">
            <text:p>13,559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.6633" calcext:value-type="float">
            <text:p>13,663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.727359" calcext:value-type="float">
            <text:p>13,7273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.727359" calcext:value-type="float">
            <text:p>13,7273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.727359" calcext:value-type="float">
            <text:p>13,7273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.727359" calcext:value-type="float">
            <text:p>13,7273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.727359" calcext:value-type="float">
            <text:p>13,7273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.727359" calcext:value-type="float">
            <text:p>13,7273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.727359" calcext:value-type="float">
            <text:p>13,7273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.89534" calcext:value-type="float">
            <text:p>13,8953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.783353" calcext:value-type="float">
            <text:p>13,78335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.783353" calcext:value-type="float">
            <text:p>13,78335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.783353" calcext:value-type="float">
            <text:p>13,78335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.783353" calcext:value-type="float">
            <text:p>13,78335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.783353" calcext:value-type="float">
            <text:p>13,78335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783353" calcext:value-type="float">
            <text:p>13,78335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.463555" calcext:value-type="float">
            <text:p>13,46355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.463555" calcext:value-type="float">
            <text:p>13,46355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.463555" calcext:value-type="float">
            <text:p>13,46355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.463555" calcext:value-type="float">
            <text:p>13,46355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.879324" calcext:value-type="float">
            <text:p>13,87932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.895498" calcext:value-type="float">
            <text:p>13,89549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.895498" calcext:value-type="float">
            <text:p>13,89549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.895498" calcext:value-type="float">
            <text:p>13,89549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.895498" calcext:value-type="float">
            <text:p>13,89549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.895498" calcext:value-type="float">
            <text:p>13,89549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.783463" calcext:value-type="float">
            <text:p>13,7834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.783463" calcext:value-type="float">
            <text:p>13,7834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.783463" calcext:value-type="float">
            <text:p>13,7834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.743461" calcext:value-type="float">
            <text:p>13,7434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.463515" calcext:value-type="float">
            <text:p>13,46351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.463515" calcext:value-type="float">
            <text:p>13,46351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.463515" calcext:value-type="float">
            <text:p>13,46351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.463515" calcext:value-type="float">
            <text:p>13,46351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.463515" calcext:value-type="float">
            <text:p>13,46351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.463515" calcext:value-type="float">
            <text:p>13,46351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.583542" calcext:value-type="float">
            <text:p>13,58354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.583542" calcext:value-type="float">
            <text:p>13,58354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3.583542" calcext:value-type="float">
            <text:p>13,58354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.583542" calcext:value-type="float">
            <text:p>13,58354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.44764" calcext:value-type="float">
            <text:p>13,447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.727624" calcext:value-type="float">
            <text:p>13,7276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3.727624" calcext:value-type="float">
            <text:p>13,7276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.743689" calcext:value-type="float">
            <text:p>13,74368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.743689" calcext:value-type="float">
            <text:p>13,74368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.743689" calcext:value-type="float">
            <text:p>13,74368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.743689" calcext:value-type="float">
            <text:p>13,74368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.743689" calcext:value-type="float">
            <text:p>13,74368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.743689" calcext:value-type="float">
            <text:p>13,74368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.743689" calcext:value-type="float">
            <text:p>13,74368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.743689" calcext:value-type="float">
            <text:p>13,74368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.743689" calcext:value-type="float">
            <text:p>13,74368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.743689" calcext:value-type="float">
            <text:p>13,74368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.127573" calcext:value-type="float">
            <text:p>14,12757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.063678" calcext:value-type="float">
            <text:p>14,06367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.975707" calcext:value-type="float">
            <text:p>13,9757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.839682" calcext:value-type="float">
            <text:p>13,83968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.511729" calcext:value-type="float">
            <text:p>13,51172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3.511729" calcext:value-type="float">
            <text:p>13,51172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.487638" calcext:value-type="float">
            <text:p>13,48763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.039755" calcext:value-type="float">
            <text:p>13,03975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.039755" calcext:value-type="float">
            <text:p>13,03975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3.143624" calcext:value-type="float">
            <text:p>13,14362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3.191681" calcext:value-type="float">
            <text:p>13,19168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.079634" calcext:value-type="float">
            <text:p>13,07963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.079634" calcext:value-type="float">
            <text:p>13,07963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.959644" calcext:value-type="float">
            <text:p>12,9596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.719649" calcext:value-type="float">
            <text:p>12,7196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.639621" calcext:value-type="float">
            <text:p>12,63962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.695593" calcext:value-type="float">
            <text:p>12,6955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.695593" calcext:value-type="float">
            <text:p>12,6955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.791613" calcext:value-type="float">
            <text:p>12,79161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.791613" calcext:value-type="float">
            <text:p>12,79161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.791613" calcext:value-type="float">
            <text:p>12,79161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.791613" calcext:value-type="float">
            <text:p>12,79161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.791613" calcext:value-type="float">
            <text:p>12,79161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.791613" calcext:value-type="float">
            <text:p>12,79161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.831533" calcext:value-type="float">
            <text:p>12,8315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.647541" calcext:value-type="float">
            <text:p>12,64754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.647541" calcext:value-type="float">
            <text:p>12,64754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.503691" calcext:value-type="float">
            <text:p>12,5036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.303672" calcext:value-type="float">
            <text:p>12,30367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.431542" calcext:value-type="float">
            <text:p>12,4315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.431542" calcext:value-type="float">
            <text:p>12,4315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.431542" calcext:value-type="float">
            <text:p>12,4315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.103659" calcext:value-type="float">
            <text:p>12,10365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.863694" calcext:value-type="float">
            <text:p>11,8636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.935584" calcext:value-type="float">
            <text:p>11,93558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.975541" calcext:value-type="float">
            <text:p>11,97554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.695588" calcext:value-type="float">
            <text:p>11,69558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.695588" calcext:value-type="float">
            <text:p>11,69558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.695588" calcext:value-type="float">
            <text:p>11,69558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.695588" calcext:value-type="float">
            <text:p>11,69558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.695588" calcext:value-type="float">
            <text:p>11,69558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.695588" calcext:value-type="float">
            <text:p>11,69558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.711439" calcext:value-type="float">
            <text:p>11,7114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.607502" calcext:value-type="float">
            <text:p>11,6075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.607502" calcext:value-type="float">
            <text:p>11,6075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.575439" calcext:value-type="float">
            <text:p>11,5754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.575439" calcext:value-type="float">
            <text:p>11,5754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.575439" calcext:value-type="float">
            <text:p>11,5754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.575439" calcext:value-type="float">
            <text:p>11,5754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.319469" calcext:value-type="float">
            <text:p>11,3194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.319469" calcext:value-type="float">
            <text:p>11,3194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.319469" calcext:value-type="float">
            <text:p>11,3194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.303436" calcext:value-type="float">
            <text:p>11,3034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.927483" calcext:value-type="float">
            <text:p>10,9274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.055457" calcext:value-type="float">
            <text:p>11,0554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.055457" calcext:value-type="float">
            <text:p>11,0554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.055457" calcext:value-type="float">
            <text:p>11,0554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.055457" calcext:value-type="float">
            <text:p>11,0554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.055457" calcext:value-type="float">
            <text:p>11,0554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.055457" calcext:value-type="float">
            <text:p>11,05545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.031569" calcext:value-type="float">
            <text:p>11,0315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.031569" calcext:value-type="float">
            <text:p>11,0315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031569" calcext:value-type="float">
            <text:p>11,0315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.031569" calcext:value-type="float">
            <text:p>11,0315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.031569" calcext:value-type="float">
            <text:p>11,0315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.031569" calcext:value-type="float">
            <text:p>11,0315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.031569" calcext:value-type="float">
            <text:p>11,0315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.031569" calcext:value-type="float">
            <text:p>11,0315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.031569" calcext:value-type="float">
            <text:p>11,0315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.031569" calcext:value-type="float">
            <text:p>11,0315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.839539" calcext:value-type="float">
            <text:p>10,8395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.647655" calcext:value-type="float">
            <text:p>10,6476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.647655" calcext:value-type="float">
            <text:p>10,6476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.423807" calcext:value-type="float">
            <text:p>10,4238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.423807" calcext:value-type="float">
            <text:p>10,4238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.471758" calcext:value-type="float">
            <text:p>10,4717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.471758" calcext:value-type="float">
            <text:p>10,4717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.463791" calcext:value-type="float">
            <text:p>10,4637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.463791" calcext:value-type="float">
            <text:p>10,4637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.463791" calcext:value-type="float">
            <text:p>10,4637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.463791" calcext:value-type="float">
            <text:p>10,4637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.479803" calcext:value-type="float">
            <text:p>10,4798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.479803" calcext:value-type="float">
            <text:p>10,4798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.479803" calcext:value-type="float">
            <text:p>10,4798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.479803" calcext:value-type="float">
            <text:p>10,4798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.311844" calcext:value-type="float">
            <text:p>10,3118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.311844" calcext:value-type="float">
            <text:p>10,3118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.311844" calcext:value-type="float">
            <text:p>10,3118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.311844" calcext:value-type="float">
            <text:p>10,3118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.311844" calcext:value-type="float">
            <text:p>10,3118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.311844" calcext:value-type="float">
            <text:p>10,3118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.311844" calcext:value-type="float">
            <text:p>10,3118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.311844" calcext:value-type="float">
            <text:p>10,3118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.311844" calcext:value-type="float">
            <text:p>10,3118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.311844" calcext:value-type="float">
            <text:p>10,3118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.367705" calcext:value-type="float">
            <text:p>10,3677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.399766" calcext:value-type="float">
            <text:p>10,39976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.399766" calcext:value-type="float">
            <text:p>10,39976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.399766" calcext:value-type="float">
            <text:p>10,39976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.335655" calcext:value-type="float">
            <text:p>10,3356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.335655" calcext:value-type="float">
            <text:p>10,3356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.239683" calcext:value-type="float">
            <text:p>10,2396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39683" calcext:value-type="float">
            <text:p>10,2396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.183628" calcext:value-type="float">
            <text:p>10,1836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.183628" calcext:value-type="float">
            <text:p>10,1836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.183628" calcext:value-type="float">
            <text:p>10,1836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.183628" calcext:value-type="float">
            <text:p>10,1836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.13579" calcext:value-type="float">
            <text:p>10,135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.087731" calcext:value-type="float">
            <text:p>10,08773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.191778" calcext:value-type="float">
            <text:p>10,1917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.351786" calcext:value-type="float">
            <text:p>10,3517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.351786" calcext:value-type="float">
            <text:p>10,3517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.351786" calcext:value-type="float">
            <text:p>10,3517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.351786" calcext:value-type="float">
            <text:p>10,3517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.303661" calcext:value-type="float">
            <text:p>10,3036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.303661" calcext:value-type="float">
            <text:p>10,3036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.303661" calcext:value-type="float">
            <text:p>10,3036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.303661" calcext:value-type="float">
            <text:p>10,3036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.39977" calcext:value-type="float">
            <text:p>10,3997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.39977" calcext:value-type="float">
            <text:p>10,3997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.39977" calcext:value-type="float">
            <text:p>10,3997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.39977" calcext:value-type="float">
            <text:p>10,3997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.423837" calcext:value-type="float">
            <text:p>10,4238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.423837" calcext:value-type="float">
            <text:p>10,4238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.423837" calcext:value-type="float">
            <text:p>10,4238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.423837" calcext:value-type="float">
            <text:p>10,4238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.423837" calcext:value-type="float">
            <text:p>10,4238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.423837" calcext:value-type="float">
            <text:p>10,4238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.423837" calcext:value-type="float">
            <text:p>10,4238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.423837" calcext:value-type="float">
            <text:p>10,4238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.423837" calcext:value-type="float">
            <text:p>10,4238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.423837" calcext:value-type="float">
            <text:p>10,4238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.423837" calcext:value-type="float">
            <text:p>10,4238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.423837" calcext:value-type="float">
            <text:p>10,4238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.423837" calcext:value-type="float">
            <text:p>10,4238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.807748" calcext:value-type="float">
            <text:p>10,8077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.959643" calcext:value-type="float">
            <text:p>10,9596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.959643" calcext:value-type="float">
            <text:p>10,9596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.959643" calcext:value-type="float">
            <text:p>10,9596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.959643" calcext:value-type="float">
            <text:p>10,9596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.879671" calcext:value-type="float">
            <text:p>10,87967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.879671" calcext:value-type="float">
            <text:p>10,87967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.815694" calcext:value-type="float">
            <text:p>10,8156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.815694" calcext:value-type="float">
            <text:p>10,8156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.815694" calcext:value-type="float">
            <text:p>10,8156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.815694" calcext:value-type="float">
            <text:p>10,8156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.815694" calcext:value-type="float">
            <text:p>10,8156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.815694" calcext:value-type="float">
            <text:p>10,8156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.655671" calcext:value-type="float">
            <text:p>10,6556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.655671" calcext:value-type="float">
            <text:p>10,6556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.655671" calcext:value-type="float">
            <text:p>10,6556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.655671" calcext:value-type="float">
            <text:p>10,65567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.615593" calcext:value-type="float">
            <text:p>10,61559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.615593" calcext:value-type="float">
            <text:p>10,61559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.647643" calcext:value-type="float">
            <text:p>10,6476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.647643" calcext:value-type="float">
            <text:p>10,6476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.647643" calcext:value-type="float">
            <text:p>10,6476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.679713" calcext:value-type="float">
            <text:p>10,6797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.679713" calcext:value-type="float">
            <text:p>10,6797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.823431" calcext:value-type="float">
            <text:p>10,8234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1.047374" calcext:value-type="float">
            <text:p>11,04737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.959557" calcext:value-type="float">
            <text:p>10,9595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.959557" calcext:value-type="float">
            <text:p>10,9595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.959557" calcext:value-type="float">
            <text:p>10,9595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.959557" calcext:value-type="float">
            <text:p>10,9595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.959557" calcext:value-type="float">
            <text:p>10,9595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.959557" calcext:value-type="float">
            <text:p>10,9595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.959557" calcext:value-type="float">
            <text:p>10,9595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.959557" calcext:value-type="float">
            <text:p>10,9595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.959557" calcext:value-type="float">
            <text:p>10,9595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.959557" calcext:value-type="float">
            <text:p>10,9595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.959557" calcext:value-type="float">
            <text:p>10,9595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.879508" calcext:value-type="float">
            <text:p>10,8795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.879508" calcext:value-type="float">
            <text:p>10,8795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.879508" calcext:value-type="float">
            <text:p>10,8795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.879508" calcext:value-type="float">
            <text:p>10,8795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.879508" calcext:value-type="float">
            <text:p>10,8795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.879508" calcext:value-type="float">
            <text:p>10,8795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.879508" calcext:value-type="float">
            <text:p>10,8795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.879508" calcext:value-type="float">
            <text:p>10,8795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.879508" calcext:value-type="float">
            <text:p>10,8795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.975576" calcext:value-type="float">
            <text:p>10,97557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.975576" calcext:value-type="float">
            <text:p>10,97557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.975576" calcext:value-type="float">
            <text:p>10,97557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.975576" calcext:value-type="float">
            <text:p>10,97557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.975576" calcext:value-type="float">
            <text:p>10,97557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.975576" calcext:value-type="float">
            <text:p>10,97557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.975576" calcext:value-type="float">
            <text:p>10,97557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.975576" calcext:value-type="float">
            <text:p>10,97557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.919521" calcext:value-type="float">
            <text:p>10,9195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.919521" calcext:value-type="float">
            <text:p>10,9195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.951399" calcext:value-type="float">
            <text:p>10,9513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.951399" calcext:value-type="float">
            <text:p>10,9513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.951399" calcext:value-type="float">
            <text:p>10,95139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.959445" calcext:value-type="float">
            <text:p>10,9594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.959445" calcext:value-type="float">
            <text:p>10,9594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.959445" calcext:value-type="float">
            <text:p>10,9594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.959445" calcext:value-type="float">
            <text:p>10,9594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.959445" calcext:value-type="float">
            <text:p>10,9594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.959445" calcext:value-type="float">
            <text:p>10,9594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.959445" calcext:value-type="float">
            <text:p>10,9594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.959445" calcext:value-type="float">
            <text:p>10,9594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.959445" calcext:value-type="float">
            <text:p>10,9594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.959445" calcext:value-type="float">
            <text:p>10,9594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.959445" calcext:value-type="float">
            <text:p>10,9594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.959445" calcext:value-type="float">
            <text:p>10,9594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.959445" calcext:value-type="float">
            <text:p>10,9594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.959445" calcext:value-type="float">
            <text:p>10,9594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.895366" calcext:value-type="float">
            <text:p>10,89536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.91145" calcext:value-type="float">
            <text:p>10,911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.815669" calcext:value-type="float">
            <text:p>10,8156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.815669" calcext:value-type="float">
            <text:p>10,8156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.815669" calcext:value-type="float">
            <text:p>10,8156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.815669" calcext:value-type="float">
            <text:p>10,8156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.815669" calcext:value-type="float">
            <text:p>10,8156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.815669" calcext:value-type="float">
            <text:p>10,8156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.815669" calcext:value-type="float">
            <text:p>10,8156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.815669" calcext:value-type="float">
            <text:p>10,8156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.815669" calcext:value-type="float">
            <text:p>10,8156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.815669" calcext:value-type="float">
            <text:p>10,8156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.815669" calcext:value-type="float">
            <text:p>10,8156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.815669" calcext:value-type="float">
            <text:p>10,8156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.815669" calcext:value-type="float">
            <text:p>10,8156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.815669" calcext:value-type="float">
            <text:p>10,8156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.815669" calcext:value-type="float">
            <text:p>10,8156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.815669" calcext:value-type="float">
            <text:p>10,8156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.791693" calcext:value-type="float">
            <text:p>10,7916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.791693" calcext:value-type="float">
            <text:p>10,7916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.791693" calcext:value-type="float">
            <text:p>10,7916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.791693" calcext:value-type="float">
            <text:p>10,7916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.791693" calcext:value-type="float">
            <text:p>10,7916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.791693" calcext:value-type="float">
            <text:p>10,7916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.791693" calcext:value-type="float">
            <text:p>10,7916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.743618" calcext:value-type="float">
            <text:p>10,7436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.711634" calcext:value-type="float">
            <text:p>10,7116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.711634" calcext:value-type="float">
            <text:p>10,7116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.711634" calcext:value-type="float">
            <text:p>10,7116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.711634" calcext:value-type="float">
            <text:p>10,7116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.711634" calcext:value-type="float">
            <text:p>10,7116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.711634" calcext:value-type="float">
            <text:p>10,7116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.711634" calcext:value-type="float">
            <text:p>10,7116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.743733" calcext:value-type="float">
            <text:p>10,7437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.743733" calcext:value-type="float">
            <text:p>10,7437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.743733" calcext:value-type="float">
            <text:p>10,7437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.743733" calcext:value-type="float">
            <text:p>10,7437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.743733" calcext:value-type="float">
            <text:p>10,7437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.743733" calcext:value-type="float">
            <text:p>10,7437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.743733" calcext:value-type="float">
            <text:p>10,7437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.743733" calcext:value-type="float">
            <text:p>10,7437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.743733" calcext:value-type="float">
            <text:p>10,7437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.687741" calcext:value-type="float">
            <text:p>10,6877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.687741" calcext:value-type="float">
            <text:p>10,6877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.687741" calcext:value-type="float">
            <text:p>10,6877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.687741" calcext:value-type="float">
            <text:p>10,6877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.55174" calcext:value-type="float">
            <text:p>10,5517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.55174" calcext:value-type="float">
            <text:p>10,5517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.55174" calcext:value-type="float">
            <text:p>10,5517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.55174" calcext:value-type="float">
            <text:p>10,5517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.55174" calcext:value-type="float">
            <text:p>10,5517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.575723" calcext:value-type="float">
            <text:p>10,5757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.575723" calcext:value-type="float">
            <text:p>10,5757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.599709" calcext:value-type="float">
            <text:p>10,59970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.599709" calcext:value-type="float">
            <text:p>10,59970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.615781" calcext:value-type="float">
            <text:p>10,6157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.615781" calcext:value-type="float">
            <text:p>10,6157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.615781" calcext:value-type="float">
            <text:p>10,6157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.615781" calcext:value-type="float">
            <text:p>10,6157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.695631" calcext:value-type="float">
            <text:p>10,6956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.695631" calcext:value-type="float">
            <text:p>10,6956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.695631" calcext:value-type="float">
            <text:p>10,6956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.655567" calcext:value-type="float">
            <text:p>10,65556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.559609" calcext:value-type="float">
            <text:p>10,5596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.543705" calcext:value-type="float">
            <text:p>10,5437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.543705" calcext:value-type="float">
            <text:p>10,5437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.543705" calcext:value-type="float">
            <text:p>10,5437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.543705" calcext:value-type="float">
            <text:p>10,5437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.543705" calcext:value-type="float">
            <text:p>10,5437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.543705" calcext:value-type="float">
            <text:p>10,5437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.543705" calcext:value-type="float">
            <text:p>10,5437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.311756" calcext:value-type="float">
            <text:p>10,3117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.311756" calcext:value-type="float">
            <text:p>10,3117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.311756" calcext:value-type="float">
            <text:p>10,3117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.311756" calcext:value-type="float">
            <text:p>10,3117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.335763" calcext:value-type="float">
            <text:p>10,3357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.335763" calcext:value-type="float">
            <text:p>10,3357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.335763" calcext:value-type="float">
            <text:p>10,3357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.335664" calcext:value-type="float">
            <text:p>10,33566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.983854" calcext:value-type="float">
            <text:p>9,9838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.983854" calcext:value-type="float">
            <text:p>9,9838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.983854" calcext:value-type="float">
            <text:p>9,9838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.983854" calcext:value-type="float">
            <text:p>9,9838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.983854" calcext:value-type="float">
            <text:p>9,9838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.983854" calcext:value-type="float">
            <text:p>9,9838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.823821" calcext:value-type="float">
            <text:p>9,8238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.823821" calcext:value-type="float">
            <text:p>9,8238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.823821" calcext:value-type="float">
            <text:p>9,8238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.823821" calcext:value-type="float">
            <text:p>9,8238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.823821" calcext:value-type="float">
            <text:p>9,8238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.839818" calcext:value-type="float">
            <text:p>9,83981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.887781" calcext:value-type="float">
            <text:p>9,88778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.887781" calcext:value-type="float">
            <text:p>9,88778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.887781" calcext:value-type="float">
            <text:p>9,88778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.887781" calcext:value-type="float">
            <text:p>9,88778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.887781" calcext:value-type="float">
            <text:p>9,88778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.887781" calcext:value-type="float">
            <text:p>9,88778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9.695785" calcext:value-type="float">
            <text:p>9,6957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.727791" calcext:value-type="float">
            <text:p>9,72779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.727791" calcext:value-type="float">
            <text:p>9,72779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.727791" calcext:value-type="float">
            <text:p>9,72779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.727791" calcext:value-type="float">
            <text:p>9,72779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.727791" calcext:value-type="float">
            <text:p>9,72779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.727791" calcext:value-type="float">
            <text:p>9,72779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.727791" calcext:value-type="float">
            <text:p>9,72779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.703705" calcext:value-type="float">
            <text:p>9,70370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.703705" calcext:value-type="float">
            <text:p>9,70370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.703705" calcext:value-type="float">
            <text:p>9,70370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.687797" calcext:value-type="float">
            <text:p>9,6877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.687797" calcext:value-type="float">
            <text:p>9,6877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.687797" calcext:value-type="float">
            <text:p>9,6877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.687797" calcext:value-type="float">
            <text:p>9,6877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.687797" calcext:value-type="float">
            <text:p>9,6877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.687797" calcext:value-type="float">
            <text:p>9,6877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.687797" calcext:value-type="float">
            <text:p>9,6877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.687797" calcext:value-type="float">
            <text:p>9,6877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.663734" calcext:value-type="float">
            <text:p>9,6637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.663734" calcext:value-type="float">
            <text:p>9,6637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.663734" calcext:value-type="float">
            <text:p>9,6637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.663734" calcext:value-type="float">
            <text:p>9,6637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.663734" calcext:value-type="float">
            <text:p>9,6637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9.487898" calcext:value-type="float">
            <text:p>9,48789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9.431806" calcext:value-type="float">
            <text:p>9,43180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.279901" calcext:value-type="float">
            <text:p>9,27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.303868" calcext:value-type="float">
            <text:p>9,3038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9.303868" calcext:value-type="float">
            <text:p>9,3038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.303868" calcext:value-type="float">
            <text:p>9,3038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.303868" calcext:value-type="float">
            <text:p>9,3038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9.303868" calcext:value-type="float">
            <text:p>9,3038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.303868" calcext:value-type="float">
            <text:p>9,3038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.303868" calcext:value-type="float">
            <text:p>9,3038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.087817" calcext:value-type="float">
            <text:p>9,0878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9.087817" calcext:value-type="float">
            <text:p>9,0878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.087817" calcext:value-type="float">
            <text:p>9,0878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.959841" calcext:value-type="float">
            <text:p>8,9598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.791772" calcext:value-type="float">
            <text:p>8,7917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.791772" calcext:value-type="float">
            <text:p>8,7917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.791772" calcext:value-type="float">
            <text:p>8,7917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.791772" calcext:value-type="float">
            <text:p>8,7917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.791772" calcext:value-type="float">
            <text:p>8,7917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.799848" calcext:value-type="float">
            <text:p>8,7998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.799848" calcext:value-type="float">
            <text:p>8,7998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.799848" calcext:value-type="float">
            <text:p>8,7998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.799848" calcext:value-type="float">
            <text:p>8,7998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.799848" calcext:value-type="float">
            <text:p>8,7998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.799848" calcext:value-type="float">
            <text:p>8,7998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.799848" calcext:value-type="float">
            <text:p>8,79984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.759935" calcext:value-type="float">
            <text:p>8,7599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.663881" calcext:value-type="float">
            <text:p>8,66388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.663881" calcext:value-type="float">
            <text:p>8,66388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.663881" calcext:value-type="float">
            <text:p>8,66388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.663881" calcext:value-type="float">
            <text:p>8,66388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.639901" calcext:value-type="float">
            <text:p>8,63990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.639901" calcext:value-type="float">
            <text:p>8,63990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.583924" calcext:value-type="float">
            <text:p>8,5839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.583924" calcext:value-type="float">
            <text:p>8,5839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8.583924" calcext:value-type="float">
            <text:p>8,5839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.583924" calcext:value-type="float">
            <text:p>8,5839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.583924" calcext:value-type="float">
            <text:p>8,5839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.583924" calcext:value-type="float">
            <text:p>8,5839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.583924" calcext:value-type="float">
            <text:p>8,5839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8.583924" calcext:value-type="float">
            <text:p>8,5839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.583924" calcext:value-type="float">
            <text:p>8,5839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.583924" calcext:value-type="float">
            <text:p>8,5839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.583924" calcext:value-type="float">
            <text:p>8,5839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.583924" calcext:value-type="float">
            <text:p>8,5839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.431909" calcext:value-type="float">
            <text:p>8,4319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.263906" calcext:value-type="float">
            <text:p>8,2639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.167861" calcext:value-type="float">
            <text:p>8,1678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.167861" calcext:value-type="float">
            <text:p>8,1678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.095758" calcext:value-type="float">
            <text:p>8,0957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.095758" calcext:value-type="float">
            <text:p>8,0957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.095758" calcext:value-type="float">
            <text:p>8,0957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.095758" calcext:value-type="float">
            <text:p>8,0957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.095758" calcext:value-type="float">
            <text:p>8,0957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.095758" calcext:value-type="float">
            <text:p>8,0957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.095758" calcext:value-type="float">
            <text:p>8,0957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.095758" calcext:value-type="float">
            <text:p>8,0957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.095758" calcext:value-type="float">
            <text:p>8,0957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.095758" calcext:value-type="float">
            <text:p>8,0957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.087873" calcext:value-type="float">
            <text:p>8,08787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.087873" calcext:value-type="float">
            <text:p>8,08787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.087873" calcext:value-type="float">
            <text:p>8,08787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.087873" calcext:value-type="float">
            <text:p>8,08787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.087873" calcext:value-type="float">
            <text:p>8,08787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.087873" calcext:value-type="float">
            <text:p>8,08787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.087873" calcext:value-type="float">
            <text:p>8,08787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.087873" calcext:value-type="float">
            <text:p>8,08787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.087873" calcext:value-type="float">
            <text:p>8,08787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.087873" calcext:value-type="float">
            <text:p>8,08787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.087873" calcext:value-type="float">
            <text:p>8,08787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.087873" calcext:value-type="float">
            <text:p>8,08787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.087873" calcext:value-type="float">
            <text:p>8,08787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.095731" calcext:value-type="float">
            <text:p>8,0957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.095731" calcext:value-type="float">
            <text:p>8,0957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.095731" calcext:value-type="float">
            <text:p>8,0957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.095731" calcext:value-type="float">
            <text:p>8,0957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.095731" calcext:value-type="float">
            <text:p>8,0957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.095731" calcext:value-type="float">
            <text:p>8,0957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.095731" calcext:value-type="float">
            <text:p>8,0957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.095731" calcext:value-type="float">
            <text:p>8,0957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.095731" calcext:value-type="float">
            <text:p>8,0957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.095731" calcext:value-type="float">
            <text:p>8,09573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.103867" calcext:value-type="float">
            <text:p>8,10386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.103867" calcext:value-type="float">
            <text:p>8,10386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.103867" calcext:value-type="float">
            <text:p>8,10386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.103867" calcext:value-type="float">
            <text:p>8,10386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.103867" calcext:value-type="float">
            <text:p>8,10386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.103867" calcext:value-type="float">
            <text:p>8,10386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.111704" calcext:value-type="float">
            <text:p>8,111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.111704" calcext:value-type="float">
            <text:p>8,111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.111704" calcext:value-type="float">
            <text:p>8,111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.111704" calcext:value-type="float">
            <text:p>8,111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.111704" calcext:value-type="float">
            <text:p>8,111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.111704" calcext:value-type="float">
            <text:p>8,111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.111704" calcext:value-type="float">
            <text:p>8,111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.111704" calcext:value-type="float">
            <text:p>8,111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.111704" calcext:value-type="float">
            <text:p>8,111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.111704" calcext:value-type="float">
            <text:p>8,111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.111704" calcext:value-type="float">
            <text:p>8,111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.111704" calcext:value-type="float">
            <text:p>8,1117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.159375" calcext:value-type="float">
            <text:p>8,1593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.159375" calcext:value-type="float">
            <text:p>8,1593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.023378" calcext:value-type="float">
            <text:p>8,0233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.023378" calcext:value-type="float">
            <text:p>8,0233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8.023378" calcext:value-type="float">
            <text:p>8,0233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.023378" calcext:value-type="float">
            <text:p>8,0233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.023378" calcext:value-type="float">
            <text:p>8,0233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.023378" calcext:value-type="float">
            <text:p>8,0233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.023378" calcext:value-type="float">
            <text:p>8,0233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.023378" calcext:value-type="float">
            <text:p>8,0233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.023378" calcext:value-type="float">
            <text:p>8,0233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.023378" calcext:value-type="float">
            <text:p>8,0233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.023378" calcext:value-type="float">
            <text:p>8,0233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.023378" calcext:value-type="float">
            <text:p>8,0233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.023378" calcext:value-type="float">
            <text:p>8,0233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.023378" calcext:value-type="float">
            <text:p>8,0233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.023378" calcext:value-type="float">
            <text:p>8,0233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.023378" calcext:value-type="float">
            <text:p>8,0233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.023378" calcext:value-type="float">
            <text:p>8,0233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.023378" calcext:value-type="float">
            <text:p>8,0233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.023378" calcext:value-type="float">
            <text:p>8,0233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8.023378" calcext:value-type="float">
            <text:p>8,02337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839775" calcext:value-type="float">
            <text:p>7,8397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863627" calcext:value-type="float">
            <text:p>7,8636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863627" calcext:value-type="float">
            <text:p>7,8636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863627" calcext:value-type="float">
            <text:p>7,8636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863627" calcext:value-type="float">
            <text:p>7,8636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855639" calcext:value-type="float">
            <text:p>7,8556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855639" calcext:value-type="float">
            <text:p>7,8556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863564" calcext:value-type="float">
            <text:p>7,8635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903644" calcext:value-type="float">
            <text:p>7,9036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903644" calcext:value-type="float">
            <text:p>7,9036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903644" calcext:value-type="float">
            <text:p>7,9036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903644" calcext:value-type="float">
            <text:p>7,9036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903644" calcext:value-type="float">
            <text:p>7,9036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903644" calcext:value-type="float">
            <text:p>7,9036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903644" calcext:value-type="float">
            <text:p>7,9036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903644" calcext:value-type="float">
            <text:p>7,9036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919606" calcext:value-type="float">
            <text:p>7,9196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919606" calcext:value-type="float">
            <text:p>7,9196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919606" calcext:value-type="float">
            <text:p>7,9196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919606" calcext:value-type="float">
            <text:p>7,9196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919606" calcext:value-type="float">
            <text:p>7,9196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919606" calcext:value-type="float">
            <text:p>7,9196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919606" calcext:value-type="float">
            <text:p>7,9196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919606" calcext:value-type="float">
            <text:p>7,91960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815597" calcext:value-type="float">
            <text:p>7,81559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791466" calcext:value-type="float">
            <text:p>7,7914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791466" calcext:value-type="float">
            <text:p>7,7914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791466" calcext:value-type="float">
            <text:p>7,7914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791466" calcext:value-type="float">
            <text:p>7,7914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791466" calcext:value-type="float">
            <text:p>7,7914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791466" calcext:value-type="float">
            <text:p>7,7914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791466" calcext:value-type="float">
            <text:p>7,7914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791466" calcext:value-type="float">
            <text:p>7,7914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791466" calcext:value-type="float">
            <text:p>7,7914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791466" calcext:value-type="float">
            <text:p>7,7914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791466" calcext:value-type="float">
            <text:p>7,7914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.791466" calcext:value-type="float">
            <text:p>7,7914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791466" calcext:value-type="float">
            <text:p>7,7914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791466" calcext:value-type="float">
            <text:p>7,7914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791466" calcext:value-type="float">
            <text:p>7,7914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791466" calcext:value-type="float">
            <text:p>7,7914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791466" calcext:value-type="float">
            <text:p>7,7914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791466" calcext:value-type="float">
            <text:p>7,7914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791466" calcext:value-type="float">
            <text:p>7,7914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783478" calcext:value-type="float">
            <text:p>7,78347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.751688" calcext:value-type="float">
            <text:p>7,75168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.751688" calcext:value-type="float">
            <text:p>7,75168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.751688" calcext:value-type="float">
            <text:p>7,75168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.751688" calcext:value-type="float">
            <text:p>7,75168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.751688" calcext:value-type="float">
            <text:p>7,75168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751688" calcext:value-type="float">
            <text:p>7,75168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.751688" calcext:value-type="float">
            <text:p>7,75168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767581" calcext:value-type="float">
            <text:p>7,767581</text:p>
          </table:table-cell>
          <table:table-cell office:value-type="float" office:value="34" calcext:value-type="float">
            <text:p>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56:31.01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56:35.831000000</dc:date>
    <meta:editing-duration>PT1M6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2.log'.A2:'cameraslog_2.log'.C1001 'cameraslog_2.log'.B1:'cameraslog_2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2.log'.B2:'cameraslog_2.log'.B1001" chart:label-cell-address="'cameraslog_2.log'.B1:'cameraslog_2.log'.B1" chart:class="chart:scatter">
            <chart:domain table:cell-range-address="'cameraslog_2.log'.A2:'cameraslog_2.log'.A1001"/>
            <chart:data-point chart:repeated="1000"/>
          </chart:series>
          <chart:series chart:style-name="ch8" chart:values-cell-range-address="'cameraslog_2.log'.C2:'cameraslog_2.log'.C1001" chart:label-cell-address="'cameraslog_2.log'.C1:'cameraslog_2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2.log'.B1:'cameraslog_2.log'.B1</svg:desc>
                </draw:g>
              </table:table-cell>
              <table:table-cell office:value-type="string">
                <text:p>number of cameras</text:p>
                <draw:g>
                  <svg:desc>'cameraslog_2.log'.C1:'cameraslog_2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2.log'.A2:'cameraslog_2.log'.A1001</svg:desc>
                </draw:g>
              </table:table-cell>
              <table:table-cell office:value-type="float" office:value="19.720702">
                <text:p>19.720702</text:p>
                <draw:g>
                  <svg:desc>'cameraslog_2.log'.B2:'cameraslog_2.log'.B1001</svg:desc>
                </draw:g>
              </table:table-cell>
              <table:table-cell office:value-type="float" office:value="23">
                <text:p>23</text:p>
                <draw:g>
                  <svg:desc>'cameraslog_2.log'.C2:'cameraslog_2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800858">
                <text:p>19.8008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.00887">
                <text:p>20.008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776852">
                <text:p>19.7768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.705492">
                <text:p>19.7054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.249821">
                <text:p>19.2498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.03359">
                <text:p>20.033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.049612">
                <text:p>20.0496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.282065">
                <text:p>19.28206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.858546">
                <text:p>17.8585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.834472">
                <text:p>17.8344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.682387">
                <text:p>17.6823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.914556">
                <text:p>17.9145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.730608">
                <text:p>17.7306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.874579">
                <text:p>17.8745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.674569">
                <text:p>17.67456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842628">
                <text:p>17.8426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.290837">
                <text:p>17.29083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6.987041">
                <text:p>16.9870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987041">
                <text:p>16.9870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7.131037">
                <text:p>17.1310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7.547088">
                <text:p>17.5470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6.627628">
                <text:p>16.6276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.835485">
                <text:p>16.8354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.667645">
                <text:p>16.6676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6.811658">
                <text:p>16.81165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.843713">
                <text:p>16.8437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6.843713">
                <text:p>16.8437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6.723634">
                <text:p>16.7236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.835758">
                <text:p>16.8357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6.803959">
                <text:p>16.8039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7.139629">
                <text:p>17.1396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6.74783">
                <text:p>16.747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.771875">
                <text:p>16.7718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7.068003">
                <text:p>17.06800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6.604293">
                <text:p>16.6042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6.604293">
                <text:p>16.6042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6.524224">
                <text:p>16.5242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6.540355">
                <text:p>16.5403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6.332448">
                <text:p>16.3324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6.332448">
                <text:p>16.3324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6.820344">
                <text:p>16.8203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7.308272">
                <text:p>17.30827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6.796586">
                <text:p>16.7965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6.796586">
                <text:p>16.7965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6.404726">
                <text:p>16.4047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.436553">
                <text:p>16.4365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6.204648">
                <text:p>16.2046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6.420577">
                <text:p>16.42057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6.636443">
                <text:p>16.6364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6.124727">
                <text:p>16.1247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6.124727">
                <text:p>16.1247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6.124727">
                <text:p>16.1247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6.436584">
                <text:p>16.4365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5.933625">
                <text:p>15.9336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6.013731">
                <text:p>16.0137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6.013731">
                <text:p>16.0137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6.013731">
                <text:p>16.01373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5.741743">
                <text:p>15.7417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6.01364">
                <text:p>16.013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5.102022">
                <text:p>15.1020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5.117955">
                <text:p>15.1179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5.117955">
                <text:p>15.1179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5.117955">
                <text:p>15.1179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5.046308">
                <text:p>15.0463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5.046308">
                <text:p>15.0463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4.766463">
                <text:p>14.7664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.166684">
                <text:p>14.16668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.934807">
                <text:p>13.9348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3.878857">
                <text:p>13.8788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4.190746">
                <text:p>14.1907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4.190746">
                <text:p>14.1907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4.774544">
                <text:p>14.7745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4.82249">
                <text:p>14.822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4.878512">
                <text:p>14.87851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4.966484">
                <text:p>14.9664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4.990552">
                <text:p>14.9905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4.830583">
                <text:p>14.8305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4.334787">
                <text:p>14.33478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4.230855">
                <text:p>14.2308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4.110733">
                <text:p>14.1107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4.110733">
                <text:p>14.1107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4.190695">
                <text:p>14.1906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3.942634">
                <text:p>13.9426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3.886651">
                <text:p>13.8866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3.990667">
                <text:p>13.9906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3.990667">
                <text:p>13.9906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3.982593">
                <text:p>13.9825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3.974674">
                <text:p>13.9746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4.078663">
                <text:p>14.07866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4.174686">
                <text:p>14.1746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4.318707">
                <text:p>14.3187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3.878889">
                <text:p>13.8788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3.878889">
                <text:p>13.8788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3.878889">
                <text:p>13.8788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4.182826">
                <text:p>14.1828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3.703032">
                <text:p>13.7030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3.703032">
                <text:p>13.7030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3.83902">
                <text:p>13.839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3.83902">
                <text:p>13.839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3.734991">
                <text:p>13.7349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3.734991">
                <text:p>13.7349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3.550973">
                <text:p>13.5509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3.591048">
                <text:p>13.5910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3.751042">
                <text:p>13.7510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3.751042">
                <text:p>13.7510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3.583197">
                <text:p>13.58319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3.487118">
                <text:p>13.487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3.487118">
                <text:p>13.487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3.487118">
                <text:p>13.487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3.447138">
                <text:p>13.4471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3.399198">
                <text:p>13.39919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3.399198">
                <text:p>13.39919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3.399198">
                <text:p>13.39919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3.367365">
                <text:p>13.36736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3.127305">
                <text:p>13.1273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3.127305">
                <text:p>13.1273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3.127305">
                <text:p>13.1273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.127305">
                <text:p>13.1273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3.127305">
                <text:p>13.1273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3.127305">
                <text:p>13.1273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3.127305">
                <text:p>13.1273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3.127305">
                <text:p>13.1273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3.127305">
                <text:p>13.1273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3.127305">
                <text:p>13.1273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.127305">
                <text:p>13.1273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3.127305">
                <text:p>13.1273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3.127305">
                <text:p>13.1273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.079253">
                <text:p>13.07925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.159326">
                <text:p>13.1593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.159326">
                <text:p>13.1593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.159326">
                <text:p>13.1593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.407263">
                <text:p>13.40726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.55929">
                <text:p>13.559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.55929">
                <text:p>13.559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.6633">
                <text:p>13.663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.727359">
                <text:p>13.7273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3.727359">
                <text:p>13.7273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.727359">
                <text:p>13.7273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3.727359">
                <text:p>13.7273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.727359">
                <text:p>13.7273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3.727359">
                <text:p>13.7273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3.727359">
                <text:p>13.7273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3.89534">
                <text:p>13.895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3.783353">
                <text:p>13.7833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3.783353">
                <text:p>13.7833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3.783353">
                <text:p>13.7833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3.783353">
                <text:p>13.7833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3.783353">
                <text:p>13.7833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3.783353">
                <text:p>13.7833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3.463555">
                <text:p>13.4635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3.463555">
                <text:p>13.4635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3.463555">
                <text:p>13.4635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3.463555">
                <text:p>13.4635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3.879324">
                <text:p>13.8793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3.895498">
                <text:p>13.8954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3.895498">
                <text:p>13.8954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3.895498">
                <text:p>13.8954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3.895498">
                <text:p>13.8954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3.895498">
                <text:p>13.89549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3.783463">
                <text:p>13.7834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3.783463">
                <text:p>13.7834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3.783463">
                <text:p>13.7834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3.743461">
                <text:p>13.7434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3.463515">
                <text:p>13.4635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3.463515">
                <text:p>13.4635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3.463515">
                <text:p>13.4635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3.463515">
                <text:p>13.4635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3.463515">
                <text:p>13.4635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3.463515">
                <text:p>13.4635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3.583542">
                <text:p>13.5835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3.583542">
                <text:p>13.5835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3.583542">
                <text:p>13.5835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3.583542">
                <text:p>13.5835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3.44764">
                <text:p>13.447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3.727624">
                <text:p>13.7276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3.727624">
                <text:p>13.7276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3.743689">
                <text:p>13.7436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3.743689">
                <text:p>13.7436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3.743689">
                <text:p>13.7436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3.743689">
                <text:p>13.7436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3.743689">
                <text:p>13.7436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3.743689">
                <text:p>13.7436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3.743689">
                <text:p>13.7436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3.743689">
                <text:p>13.7436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3.743689">
                <text:p>13.7436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3.743689">
                <text:p>13.7436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4.127573">
                <text:p>14.1275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4.063678">
                <text:p>14.0636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3.975707">
                <text:p>13.97570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3.839682">
                <text:p>13.8396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3.511729">
                <text:p>13.51172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3.511729">
                <text:p>13.51172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3.487638">
                <text:p>13.4876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3.039755">
                <text:p>13.03975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3.039755">
                <text:p>13.03975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3.143624">
                <text:p>13.1436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3.191681">
                <text:p>13.1916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3.079634">
                <text:p>13.07963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3.079634">
                <text:p>13.07963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2.959644">
                <text:p>12.9596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2.719649">
                <text:p>12.7196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2.639621">
                <text:p>12.6396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2.695593">
                <text:p>12.6955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2.695593">
                <text:p>12.69559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2.791613">
                <text:p>12.7916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2.791613">
                <text:p>12.7916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2.791613">
                <text:p>12.7916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2.791613">
                <text:p>12.7916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2.791613">
                <text:p>12.7916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2.791613">
                <text:p>12.7916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2.831533">
                <text:p>12.8315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2.647541">
                <text:p>12.64754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2.647541">
                <text:p>12.64754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2.503691">
                <text:p>12.5036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2.303672">
                <text:p>12.3036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2.431542">
                <text:p>12.43154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2.431542">
                <text:p>12.43154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2.431542">
                <text:p>12.43154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2.103659">
                <text:p>12.10365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1.863694">
                <text:p>11.86369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1.935584">
                <text:p>11.9355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1.975541">
                <text:p>11.9755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1.695588">
                <text:p>11.6955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1.695588">
                <text:p>11.6955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1.695588">
                <text:p>11.6955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1.695588">
                <text:p>11.6955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1.695588">
                <text:p>11.6955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1.695588">
                <text:p>11.6955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1.711439">
                <text:p>11.7114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1.607502">
                <text:p>11.6075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1.607502">
                <text:p>11.6075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1.575439">
                <text:p>11.5754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1.575439">
                <text:p>11.5754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1.575439">
                <text:p>11.5754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1.575439">
                <text:p>11.5754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1.319469">
                <text:p>11.3194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1.319469">
                <text:p>11.3194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1.319469">
                <text:p>11.3194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1.303436">
                <text:p>11.3034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0.927483">
                <text:p>10.92748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1.055457">
                <text:p>11.0554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1.055457">
                <text:p>11.0554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1.055457">
                <text:p>11.0554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1.055457">
                <text:p>11.0554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1.055457">
                <text:p>11.0554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1.055457">
                <text:p>11.0554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1.031569">
                <text:p>11.0315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1.031569">
                <text:p>11.0315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1.031569">
                <text:p>11.0315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1.031569">
                <text:p>11.0315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1.031569">
                <text:p>11.0315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1.031569">
                <text:p>11.0315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1.031569">
                <text:p>11.0315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1.031569">
                <text:p>11.0315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1.031569">
                <text:p>11.0315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1.031569">
                <text:p>11.0315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0.839539">
                <text:p>10.8395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0.647655">
                <text:p>10.6476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0.647655">
                <text:p>10.6476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0.423807">
                <text:p>10.4238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0.423807">
                <text:p>10.4238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0.471758">
                <text:p>10.4717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0.471758">
                <text:p>10.4717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0.463791">
                <text:p>10.4637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0.463791">
                <text:p>10.4637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0.463791">
                <text:p>10.4637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0.463791">
                <text:p>10.4637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0.479803">
                <text:p>10.4798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0.479803">
                <text:p>10.4798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0.479803">
                <text:p>10.4798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0.479803">
                <text:p>10.4798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0.311844">
                <text:p>10.3118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0.311844">
                <text:p>10.3118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0.311844">
                <text:p>10.3118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0.311844">
                <text:p>10.3118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0.311844">
                <text:p>10.3118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0.311844">
                <text:p>10.3118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0.311844">
                <text:p>10.3118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0.311844">
                <text:p>10.3118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0.311844">
                <text:p>10.3118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0.311844">
                <text:p>10.3118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0.367705">
                <text:p>10.3677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0.399766">
                <text:p>10.3997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0.399766">
                <text:p>10.3997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0.399766">
                <text:p>10.3997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0.335655">
                <text:p>10.3356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0.335655">
                <text:p>10.3356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0.239683">
                <text:p>10.23968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0.239683">
                <text:p>10.23968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0.183628">
                <text:p>10.1836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0.183628">
                <text:p>10.1836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0.183628">
                <text:p>10.1836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0.183628">
                <text:p>10.1836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0.13579">
                <text:p>10.135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0.087731">
                <text:p>10.0877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0.191778">
                <text:p>10.1917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0.351786">
                <text:p>10.3517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0.351786">
                <text:p>10.3517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0.351786">
                <text:p>10.3517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0.351786">
                <text:p>10.3517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0.303661">
                <text:p>10.3036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0.303661">
                <text:p>10.3036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0.303661">
                <text:p>10.3036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0.303661">
                <text:p>10.3036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0.39977">
                <text:p>10.399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0.39977">
                <text:p>10.399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0.39977">
                <text:p>10.399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0.39977">
                <text:p>10.3997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0.423837">
                <text:p>10.423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0.423837">
                <text:p>10.423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0.423837">
                <text:p>10.423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0.423837">
                <text:p>10.423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0.423837">
                <text:p>10.423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0.423837">
                <text:p>10.423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0.423837">
                <text:p>10.423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0.423837">
                <text:p>10.423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0.423837">
                <text:p>10.423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0.423837">
                <text:p>10.423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0.423837">
                <text:p>10.423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0.423837">
                <text:p>10.423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0.423837">
                <text:p>10.4238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0.807748">
                <text:p>10.8077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0.959643">
                <text:p>10.9596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0.959643">
                <text:p>10.9596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0.959643">
                <text:p>10.9596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0.959643">
                <text:p>10.9596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0.879671">
                <text:p>10.8796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0.879671">
                <text:p>10.8796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0.815694">
                <text:p>10.8156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0.815694">
                <text:p>10.8156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0.815694">
                <text:p>10.8156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0.815694">
                <text:p>10.8156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0.815694">
                <text:p>10.8156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0.815694">
                <text:p>10.8156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0.655671">
                <text:p>10.6556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0.655671">
                <text:p>10.6556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0.655671">
                <text:p>10.6556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0.655671">
                <text:p>10.6556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0.615593">
                <text:p>10.6155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0.615593">
                <text:p>10.61559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0.647643">
                <text:p>10.6476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0.647643">
                <text:p>10.6476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0.647643">
                <text:p>10.6476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0.679713">
                <text:p>10.6797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0.679713">
                <text:p>10.6797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0.823431">
                <text:p>10.8234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1.047374">
                <text:p>11.0473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0.959557">
                <text:p>10.9595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0.959557">
                <text:p>10.9595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0.959557">
                <text:p>10.9595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0.959557">
                <text:p>10.9595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0.959557">
                <text:p>10.9595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0.959557">
                <text:p>10.9595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0.959557">
                <text:p>10.9595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0.959557">
                <text:p>10.9595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0.959557">
                <text:p>10.9595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0.959557">
                <text:p>10.9595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0.959557">
                <text:p>10.9595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0.879508">
                <text:p>10.8795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0.879508">
                <text:p>10.8795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0.879508">
                <text:p>10.8795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0.879508">
                <text:p>10.8795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0.879508">
                <text:p>10.8795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0.879508">
                <text:p>10.8795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0.879508">
                <text:p>10.8795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0.879508">
                <text:p>10.8795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0.879508">
                <text:p>10.8795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0.975576">
                <text:p>10.9755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0.975576">
                <text:p>10.9755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0.975576">
                <text:p>10.9755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0.975576">
                <text:p>10.9755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0.975576">
                <text:p>10.9755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0.975576">
                <text:p>10.9755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0.975576">
                <text:p>10.9755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0.975576">
                <text:p>10.9755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0.919521">
                <text:p>10.9195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0.919521">
                <text:p>10.9195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0.951399">
                <text:p>10.9513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0.951399">
                <text:p>10.9513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0.951399">
                <text:p>10.95139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0.959445">
                <text:p>10.9594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0.959445">
                <text:p>10.9594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0.959445">
                <text:p>10.9594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0.959445">
                <text:p>10.9594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0.959445">
                <text:p>10.9594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0.959445">
                <text:p>10.9594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0.959445">
                <text:p>10.9594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0.959445">
                <text:p>10.9594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0.959445">
                <text:p>10.9594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0.959445">
                <text:p>10.9594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0.959445">
                <text:p>10.9594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0.959445">
                <text:p>10.9594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0.959445">
                <text:p>10.9594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0.959445">
                <text:p>10.9594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0.895366">
                <text:p>10.8953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0.91145">
                <text:p>10.911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0.815669">
                <text:p>10.8156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0.815669">
                <text:p>10.8156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0.815669">
                <text:p>10.8156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0.815669">
                <text:p>10.8156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0.815669">
                <text:p>10.8156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0.815669">
                <text:p>10.8156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0.815669">
                <text:p>10.8156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0.815669">
                <text:p>10.8156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0.815669">
                <text:p>10.8156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0.815669">
                <text:p>10.8156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0.815669">
                <text:p>10.8156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0.815669">
                <text:p>10.8156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0.815669">
                <text:p>10.8156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0.815669">
                <text:p>10.8156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0.815669">
                <text:p>10.8156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0.815669">
                <text:p>10.81566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0.791693">
                <text:p>10.7916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0.791693">
                <text:p>10.7916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0.791693">
                <text:p>10.7916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0.791693">
                <text:p>10.7916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0.791693">
                <text:p>10.7916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0.791693">
                <text:p>10.7916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0.791693">
                <text:p>10.7916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0.743618">
                <text:p>10.7436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0.711634">
                <text:p>10.7116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0.711634">
                <text:p>10.7116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0.711634">
                <text:p>10.7116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0.711634">
                <text:p>10.7116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0.711634">
                <text:p>10.7116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0.711634">
                <text:p>10.7116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0.711634">
                <text:p>10.7116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0.743733">
                <text:p>10.7437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0.743733">
                <text:p>10.7437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0.743733">
                <text:p>10.7437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0.743733">
                <text:p>10.7437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0.743733">
                <text:p>10.7437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0.743733">
                <text:p>10.7437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0.743733">
                <text:p>10.7437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0.743733">
                <text:p>10.7437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0.743733">
                <text:p>10.7437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0.687741">
                <text:p>10.6877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0.687741">
                <text:p>10.6877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0.687741">
                <text:p>10.6877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0.687741">
                <text:p>10.6877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0.55174">
                <text:p>10.551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0.55174">
                <text:p>10.551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0.55174">
                <text:p>10.551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0.55174">
                <text:p>10.551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0.55174">
                <text:p>10.551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0.575723">
                <text:p>10.5757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0.575723">
                <text:p>10.5757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0.599709">
                <text:p>10.5997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0.599709">
                <text:p>10.5997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0.615781">
                <text:p>10.6157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0.615781">
                <text:p>10.6157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0.615781">
                <text:p>10.6157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0.615781">
                <text:p>10.6157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0.695631">
                <text:p>10.6956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0.695631">
                <text:p>10.6956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0.695631">
                <text:p>10.6956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0.655567">
                <text:p>10.65556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0.559609">
                <text:p>10.5596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0.543705">
                <text:p>10.5437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0.543705">
                <text:p>10.5437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0.543705">
                <text:p>10.5437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0.543705">
                <text:p>10.5437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0.543705">
                <text:p>10.5437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0.543705">
                <text:p>10.5437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0.543705">
                <text:p>10.5437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0.311756">
                <text:p>10.3117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0.311756">
                <text:p>10.3117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0.311756">
                <text:p>10.3117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0.311756">
                <text:p>10.3117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0.335763">
                <text:p>10.3357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0.335763">
                <text:p>10.3357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0.335763">
                <text:p>10.3357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0.335664">
                <text:p>10.3356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9.983854">
                <text:p>9.9838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9.983854">
                <text:p>9.9838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9.983854">
                <text:p>9.9838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9.983854">
                <text:p>9.9838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9.983854">
                <text:p>9.9838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9.983854">
                <text:p>9.9838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9.823821">
                <text:p>9.8238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9.823821">
                <text:p>9.8238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9.823821">
                <text:p>9.8238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9.823821">
                <text:p>9.8238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9.823821">
                <text:p>9.8238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9.839818">
                <text:p>9.8398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9.887781">
                <text:p>9.8877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9.887781">
                <text:p>9.8877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9.887781">
                <text:p>9.8877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9.887781">
                <text:p>9.8877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9.887781">
                <text:p>9.8877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9.887781">
                <text:p>9.88778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9.695785">
                <text:p>9.6957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9.727791">
                <text:p>9.7277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9.727791">
                <text:p>9.7277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9.727791">
                <text:p>9.7277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9.727791">
                <text:p>9.7277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9.727791">
                <text:p>9.7277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9.727791">
                <text:p>9.7277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9.727791">
                <text:p>9.7277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9.703705">
                <text:p>9.7037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9.703705">
                <text:p>9.7037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9.703705">
                <text:p>9.7037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9.687797">
                <text:p>9.6877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9.687797">
                <text:p>9.6877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9.687797">
                <text:p>9.6877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9.687797">
                <text:p>9.6877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9.687797">
                <text:p>9.6877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9.687797">
                <text:p>9.6877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9.687797">
                <text:p>9.6877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9.687797">
                <text:p>9.6877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9.663734">
                <text:p>9.6637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9.663734">
                <text:p>9.6637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9.663734">
                <text:p>9.6637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9.663734">
                <text:p>9.6637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9.663734">
                <text:p>9.6637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9.487898">
                <text:p>9.4878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9.431806">
                <text:p>9.4318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9.279901">
                <text:p>9.27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9.303868">
                <text:p>9.3038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9.303868">
                <text:p>9.3038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9.303868">
                <text:p>9.3038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9.303868">
                <text:p>9.3038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9.303868">
                <text:p>9.3038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9.303868">
                <text:p>9.3038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9.303868">
                <text:p>9.3038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9.087817">
                <text:p>9.0878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9.087817">
                <text:p>9.0878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9.087817">
                <text:p>9.0878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8.959841">
                <text:p>8.9598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8.791772">
                <text:p>8.7917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8.791772">
                <text:p>8.7917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8.791772">
                <text:p>8.7917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8.791772">
                <text:p>8.7917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8.791772">
                <text:p>8.7917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8.799848">
                <text:p>8.7998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8.799848">
                <text:p>8.7998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8.799848">
                <text:p>8.7998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8.799848">
                <text:p>8.7998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8.799848">
                <text:p>8.7998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8.799848">
                <text:p>8.7998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8.799848">
                <text:p>8.79984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8.759935">
                <text:p>8.7599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8.663881">
                <text:p>8.6638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8.663881">
                <text:p>8.6638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8.663881">
                <text:p>8.6638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8.663881">
                <text:p>8.6638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8.639901">
                <text:p>8.6399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8.639901">
                <text:p>8.6399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8.583924">
                <text:p>8.5839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8.583924">
                <text:p>8.5839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8.583924">
                <text:p>8.5839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8.583924">
                <text:p>8.5839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8.583924">
                <text:p>8.5839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8.583924">
                <text:p>8.5839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8.583924">
                <text:p>8.5839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8.583924">
                <text:p>8.5839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8.583924">
                <text:p>8.5839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8.583924">
                <text:p>8.5839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8.583924">
                <text:p>8.5839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8.583924">
                <text:p>8.5839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8.431909">
                <text:p>8.4319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8.263906">
                <text:p>8.2639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8.167861">
                <text:p>8.16786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8.167861">
                <text:p>8.16786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8.095758">
                <text:p>8.0957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8.095758">
                <text:p>8.0957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8.095758">
                <text:p>8.0957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8.095758">
                <text:p>8.0957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8.095758">
                <text:p>8.0957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8.095758">
                <text:p>8.0957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8.095758">
                <text:p>8.0957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8.095758">
                <text:p>8.0957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8.095758">
                <text:p>8.0957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8.095758">
                <text:p>8.0957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8.087873">
                <text:p>8.0878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8.087873">
                <text:p>8.0878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8.087873">
                <text:p>8.0878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8.087873">
                <text:p>8.0878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8.087873">
                <text:p>8.0878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8.087873">
                <text:p>8.0878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8.087873">
                <text:p>8.0878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8.087873">
                <text:p>8.0878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8.087873">
                <text:p>8.0878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8.087873">
                <text:p>8.0878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8.087873">
                <text:p>8.0878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8.087873">
                <text:p>8.0878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8.087873">
                <text:p>8.0878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8.095731">
                <text:p>8.0957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8.095731">
                <text:p>8.0957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8.095731">
                <text:p>8.0957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8.095731">
                <text:p>8.0957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8.095731">
                <text:p>8.0957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8.095731">
                <text:p>8.0957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8.095731">
                <text:p>8.0957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8.095731">
                <text:p>8.0957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8.095731">
                <text:p>8.0957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8.095731">
                <text:p>8.0957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8.103867">
                <text:p>8.1038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8.103867">
                <text:p>8.1038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8.103867">
                <text:p>8.1038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8.103867">
                <text:p>8.1038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8.103867">
                <text:p>8.1038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8.103867">
                <text:p>8.1038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8.111704">
                <text:p>8.111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8.111704">
                <text:p>8.111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8.111704">
                <text:p>8.111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8.111704">
                <text:p>8.111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8.111704">
                <text:p>8.111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8.111704">
                <text:p>8.111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8.111704">
                <text:p>8.111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8.111704">
                <text:p>8.111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8.111704">
                <text:p>8.111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8.111704">
                <text:p>8.111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8.111704">
                <text:p>8.111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8.111704">
                <text:p>8.1117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8.159375">
                <text:p>8.1593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8.159375">
                <text:p>8.1593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8.023378">
                <text:p>8.0233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8.023378">
                <text:p>8.0233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8.023378">
                <text:p>8.0233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8.023378">
                <text:p>8.0233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8.023378">
                <text:p>8.0233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8.023378">
                <text:p>8.0233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8.023378">
                <text:p>8.0233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8.023378">
                <text:p>8.0233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8.023378">
                <text:p>8.0233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8.023378">
                <text:p>8.0233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8.023378">
                <text:p>8.0233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8.023378">
                <text:p>8.0233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8.023378">
                <text:p>8.0233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8.023378">
                <text:p>8.0233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8.023378">
                <text:p>8.0233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8.023378">
                <text:p>8.0233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8.023378">
                <text:p>8.0233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8.023378">
                <text:p>8.0233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8.023378">
                <text:p>8.0233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8.023378">
                <text:p>8.0233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7.839775">
                <text:p>7.8397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7.863627">
                <text:p>7.8636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7.863627">
                <text:p>7.8636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7.863627">
                <text:p>7.8636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7.863627">
                <text:p>7.8636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7.855639">
                <text:p>7.8556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7.855639">
                <text:p>7.8556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7.863564">
                <text:p>7.8635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7.903644">
                <text:p>7.9036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7.903644">
                <text:p>7.9036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7.903644">
                <text:p>7.9036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7.903644">
                <text:p>7.9036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7.903644">
                <text:p>7.9036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7.903644">
                <text:p>7.9036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7.903644">
                <text:p>7.9036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7.903644">
                <text:p>7.9036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7.919606">
                <text:p>7.9196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7.919606">
                <text:p>7.9196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7.919606">
                <text:p>7.9196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7.919606">
                <text:p>7.9196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7.919606">
                <text:p>7.9196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7.919606">
                <text:p>7.9196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7.919606">
                <text:p>7.9196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7.919606">
                <text:p>7.9196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7.815597">
                <text:p>7.8155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7.791466">
                <text:p>7.7914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7.791466">
                <text:p>7.7914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7.791466">
                <text:p>7.7914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7.791466">
                <text:p>7.7914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7.791466">
                <text:p>7.7914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7.791466">
                <text:p>7.7914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7.791466">
                <text:p>7.7914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7.791466">
                <text:p>7.7914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7.791466">
                <text:p>7.7914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7.791466">
                <text:p>7.7914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7.791466">
                <text:p>7.7914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7.791466">
                <text:p>7.7914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.791466">
                <text:p>7.7914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7.791466">
                <text:p>7.7914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7.791466">
                <text:p>7.7914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7.791466">
                <text:p>7.7914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7.791466">
                <text:p>7.7914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7.791466">
                <text:p>7.7914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.791466">
                <text:p>7.7914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7.783478">
                <text:p>7.7834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7.751688">
                <text:p>7.7516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7.751688">
                <text:p>7.7516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7.751688">
                <text:p>7.7516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7.751688">
                <text:p>7.7516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7.751688">
                <text:p>7.7516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7.751688">
                <text:p>7.7516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7.751688">
                <text:p>7.7516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.767581">
                <text:p>7.767581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